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weight="bold" officeooo:paragraph-rsid="0011d9f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11d9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91d34" officeooo:paragraph-rsid="0011d9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1d9f9" officeooo:paragraph-rsid="0011d9f9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7" style:family="paragraph" style:parent-style-name="Heading_20_1">
      <style:text-properties officeooo:rsid="0011d9f9" officeooo:paragraph-rsid="0011d9f9"/>
    </style:style>
    <style:style style:name="P8" style:family="paragraph" style:parent-style-name="Text_20_body">
      <style:text-properties officeooo:rsid="0011d9f9" officeooo:paragraph-rsid="0011d9f9"/>
    </style:style>
    <style:style style:name="P9" style:family="paragraph" style:parent-style-name="Heading_20_1">
      <style:paragraph-properties fo:break-before="page"/>
      <style:text-properties officeooo:rsid="00124138" officeooo:paragraph-rsid="00124138"/>
    </style:style>
    <style:style style:name="P10" style:family="paragraph" style:parent-style-name="Text_20_body">
      <style:text-properties officeooo:paragraph-rsid="00124138"/>
    </style:style>
    <style:style style:name="P11" style:family="paragraph" style:parent-style-name="Heading_20_1">
      <style:paragraph-properties fo:break-before="page"/>
      <style:text-properties officeooo:rsid="0012be6b" officeooo:paragraph-rsid="0012be6b"/>
    </style:style>
    <style:style style:name="P12" style:family="paragraph" style:parent-style-name="Text_20_body">
      <style:text-properties officeooo:rsid="00149649" officeooo:paragraph-rsid="002c9bb3"/>
    </style:style>
    <style:style style:name="P13" style:family="paragraph" style:parent-style-name="Text_20_body" style:list-style-name="L1">
      <style:text-properties officeooo:rsid="00149649" officeooo:paragraph-rsid="002c9bb3"/>
    </style:style>
    <style:style style:name="P14" style:family="paragraph" style:parent-style-name="Text_20_body" style:list-style-name="L1">
      <style:text-properties officeooo:rsid="002c9bb3" officeooo:paragraph-rsid="002c9bb3"/>
    </style:style>
    <style:style style:name="P15" style:family="paragraph" style:parent-style-name="Text_20_body">
      <style:text-properties officeooo:rsid="00171b2a" officeooo:paragraph-rsid="00171b2a"/>
    </style:style>
    <style:style style:name="P16" style:family="paragraph" style:parent-style-name="Text_20_body">
      <style:text-properties officeooo:rsid="002e95da" officeooo:paragraph-rsid="002e95da"/>
    </style:style>
    <style:style style:name="P17" style:family="paragraph" style:parent-style-name="Text_20_body">
      <style:paragraph-properties fo:margin-left="0in" fo:text-indent="0in" style:auto-text-indent="false"/>
      <style:text-properties officeooo:rsid="001ca381" officeooo:paragraph-rsid="001ca381"/>
    </style:style>
    <style:style style:name="P18" style:family="paragraph" style:parent-style-name="Text_20_body" style:list-style-name="L2">
      <style:text-properties officeooo:rsid="001898d6" officeooo:paragraph-rsid="001898d6"/>
    </style:style>
    <style:style style:name="P19" style:family="paragraph" style:parent-style-name="Text_20_body" style:list-style-name="L2">
      <style:text-properties officeooo:rsid="00320c76" officeooo:paragraph-rsid="00320c76"/>
    </style:style>
    <style:style style:name="P20" style:family="paragraph" style:parent-style-name="Text_20_body" style:list-style-name="L2">
      <style:paragraph-properties fo:margin-left="0in" fo:text-indent="0in" style:auto-text-indent="false"/>
      <style:text-properties officeooo:rsid="001898d6" officeooo:paragraph-rsid="001898d6"/>
    </style:style>
    <style:style style:name="P21" style:family="paragraph" style:parent-style-name="Heading_20_1">
      <style:paragraph-properties fo:break-before="page"/>
      <style:text-properties officeooo:rsid="001ca381" officeooo:paragraph-rsid="001ca381"/>
    </style:style>
    <style:style style:name="P22" style:family="paragraph" style:parent-style-name="Heading_20_2">
      <style:text-properties officeooo:rsid="001ca381" officeooo:paragraph-rsid="001ca381"/>
    </style:style>
    <style:style style:name="P23" style:family="paragraph" style:parent-style-name="Text_20_body">
      <style:text-properties officeooo:rsid="001f1070" officeooo:paragraph-rsid="001f1070"/>
    </style:style>
    <style:style style:name="P24" style:family="paragraph" style:parent-style-name="Text_20_body">
      <style:text-properties officeooo:rsid="00250e54" officeooo:paragraph-rsid="00250e54"/>
    </style:style>
    <style:style style:name="P25" style:family="paragraph" style:parent-style-name="Text_20_body" style:list-style-name="L3">
      <style:text-properties officeooo:rsid="00250e54" officeooo:paragraph-rsid="00250e54"/>
    </style:style>
    <style:style style:name="P26" style:family="paragraph" style:parent-style-name="Text_20_body" style:list-style-name="L3">
      <style:text-properties officeooo:rsid="002597a1" officeooo:paragraph-rsid="002597a1"/>
    </style:style>
    <style:style style:name="P27" style:family="paragraph" style:parent-style-name="Text_20_body">
      <style:text-properties officeooo:rsid="002335de" officeooo:paragraph-rsid="002335de"/>
    </style:style>
    <style:style style:name="P28" style:family="paragraph" style:parent-style-name="Heading_20_1">
      <style:paragraph-properties fo:break-before="page"/>
      <style:text-properties officeooo:rsid="00250e54" officeooo:paragraph-rsid="00250e54"/>
    </style:style>
    <style:style style:name="P29" style:family="paragraph" style:parent-style-name="Text_20_body">
      <style:text-properties officeooo:paragraph-rsid="00250e54"/>
    </style:style>
    <style:style style:name="T1" style:family="text">
      <style:text-properties officeooo:rsid="0011d9f9"/>
    </style:style>
    <style:style style:name="T2" style:family="text">
      <style:text-properties officeooo:rsid="00126036"/>
    </style:style>
    <style:style style:name="T3" style:family="text">
      <style:text-properties officeooo:rsid="002c9bb3"/>
    </style:style>
    <style:style style:name="T4" style:family="text">
      <style:text-properties officeooo:rsid="002a86c4"/>
    </style:style>
    <style:style style:name="T5" style:family="text">
      <style:text-properties officeooo:rsid="002e646c"/>
    </style:style>
    <style:style style:name="T6" style:family="text">
      <style:text-properties officeooo:rsid="001a7453"/>
    </style:style>
    <style:style style:name="T7" style:family="text">
      <style:text-properties officeooo:rsid="001c84bb"/>
    </style:style>
    <style:style style:name="T8" style:family="text">
      <style:text-properties officeooo:rsid="002e95da"/>
    </style:style>
    <style:style style:name="T9" style:family="text">
      <style:text-properties fo:background-color="#ff8000" loext:char-shading-value="0"/>
    </style:style>
    <style:style style:name="T10" style:family="text">
      <style:text-properties officeooo:rsid="00320c76" fo:background-color="#ff8000" loext:char-shading-value="0"/>
    </style:style>
    <style:style style:name="T11" style:family="text">
      <style:text-properties fo:font-family="'Liberation Serif'" style:font-style-name="Regular" style:font-family-generic="roman" style:font-pitch="variable"/>
    </style:style>
    <style:style style:name="T12" style:family="text">
      <style:text-properties officeooo:rsid="00320c76"/>
    </style:style>
    <style:style style:name="T13" style:family="text">
      <style:text-properties officeooo:rsid="001dc91f"/>
    </style:style>
    <style:style style:name="T14" style:family="text">
      <style:text-properties officeooo:rsid="001f1070"/>
    </style:style>
    <style:style style:name="T15" style:family="text">
      <style:text-properties officeooo:rsid="0020e3ee"/>
    </style:style>
    <style:style style:name="T16" style:family="text">
      <style:text-properties officeooo:rsid="001fc4a9"/>
    </style:style>
    <style:style style:name="T17" style:family="text">
      <style:text-properties officeooo:rsid="00222322"/>
    </style:style>
    <style:style style:name="T18" style:family="text">
      <style:text-properties officeooo:rsid="002335de"/>
    </style:style>
    <style:style style:name="T19" style:family="text">
      <style:text-properties officeooo:rsid="002591fb"/>
    </style:style>
    <style:style style:name="T20" style:family="text">
      <style:text-properties officeooo:rsid="00293aa3"/>
    </style:style>
    <style:style style:name="T21" style:family="text">
      <style:text-properties fo:background-color="#ff8000" loext:char-shading-value="0"/>
    </style:style>
    <style:style style:name="T22" style:family="text">
      <style:text-properties officeooo:rsid="002765d1" fo:background-color="#ff8000" loext:char-shading-value="0"/>
    </style:style>
    <style:style style:name="T23" style:family="text">
      <style:text-properties officeooo:rsid="002765d1"/>
    </style:style>
    <style:style style:name="T24" style:family="text">
      <style:text-properties officeooo:rsid="002597a1"/>
    </style:style>
    <style:style style:name="T25" style:family="text">
      <style:text-properties officeooo:rsid="00250e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</text:p>
      <text:p text:style-name="P2">Нижегородский филиал </text:p>
      <text:p text:style-name="P2">Федерального государственного автономного образовательного учреждения <text:s/>высшего образования</text:p>
      <text:p text:style-name="P2">"Национальный исследовательский университет"</text:p>
      <text:p text:style-name="P2">"Высшая Школа Экономики" </text:p>
      <text:p text:style-name="P2"/>
      <text:p text:style-name="P2"/>
      <text:p text:style-name="P2">Факультет информатики, математики и компьютерных наук Программа подготовки бакалавров по направлению </text:p>
      <text:p text:style-name="P2">09.03.04 Программная инженерия</text:p>
      <text:p text:style-name="P2"/>
      <text:p text:style-name="P2"/>
      <text:p text:style-name="P2"/>
      <text:p text:style-name="P3">Пичугин Артём Алексеевич</text:p>
      <text:p text:style-name="P3"/>
      <text:p text:style-name="P4">КУРСОВАЯ РАБОТА</text:p>
      <text:p text:style-name="P2"/>
      <text:p text:style-name="P2"/>
      <text:p text:style-name="P5">Разработка бэкенда кроссплатформенного приложения для владельцев гражданского оружия DryFire</text:p>
      <text:p text:style-name="P3"/>
      <text:p text:style-name="P3"/>
      <text:p text:style-name="P3"/>
      <text:p text:style-name="P3"/>
      <text:p text:style-name="P6">Научный руководитель:</text:p>
      <text:p text:style-name="P6">Зотов Е.М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Нижний Новгород, 202<text:span text:style-name="T1">6</text:span> г.</text:p>
      <text:h text:style-name="P7" text:outline-level="1"><text:soft-page-break/>Аннотация</text:h>
      <text:p text:style-name="P8">В<text:span text:style-name="T2"> теоритеч</text:span>еской части работы приводится описание предметной области, анализ существующих на рынке решений и актуальности разработки. В практической части работы представлен реальный процесс разработки серверной части приложения и продемонстрированы результаты в виде демонстрации работы API.</text:p>
      <text:h text:style-name="P9" text:outline-level="1">Ключевые слова</text:h>
      <text:p text:style-name="P10"/>
      <text:h text:style-name="P9" text:outline-level="1">Оглавление</text:h>
      <text:h text:style-name="P11" text:outline-level="1">Введение</text:h>
      <text:p text:style-name="P12"><text:span text:style-name="T3">В</text:span> последние годы <text:span text:style-name="T3">ц</text:span>ифровизация государственн<text:span text:style-name="T3">ых сервисов</text:span><text:span text:style-name="T4"> </text:span>является одн<text:span text:style-name="T3">им</text:span> из самых активно развивающихся <text:span text:style-name="T3">направлениий</text:span> <text:span text:style-name="T3">в</text:span><text:span text:style-name="T4"> Российской Федерации</text:span>. Сфера оборота гражданского оружия не является исключением. <text:span text:style-name="T3">В</text:span>ладельцы гражданского оружия часто сталкиваются с <text:span text:style-name="T3">целым рядом </text:span>проблем:</text:p>
      <text:list text:style-name="L1">
        <text:list-item>
          <text:p text:style-name="P13"><text:span text:style-name="T3">необходимые </text:span>законадательные акты <text:span text:style-name="T3">находятся в нескольких источниках, часто обновляются и добавляюся</text:span></text:p>
        </text:list-item>
        <text:list-item>
          <text:p text:style-name="P14">все необходимые для оружия документы выдаются на определенный срок, разными ведомствами и органи<text:span text:style-name="T5">[</text:span>ациями, зачастую <text:span text:style-name="T5">в разные даты</text:span>, что увеличивает вероятность забыть вовремя подать заявк<text:span text:style-name="T5">у</text:span> на продление</text:p>
        </text:list-item>
      </text:list>
      <text:p text:style-name="P15">По последним актуальным данным от Росгвардии, на 2020 год количество единиц оружия составляло 6.5 миллионов, <text:span text:style-name="T6">которыми владели 4.3 миллиона человек</text:span>. <text:span text:style-name="T7">Введение новых ограничений и ужесточение контроля может привести к снижению активных владельцев оружия и тем самым привести к снижению уровня оружейной культуры в стране.</text:span></text:p>
      <text:p text:style-name="P16">Любому стрелку, охотнику или спортсмену важно контролировать расход боеприпасов, следить за сроками технического обслуживания оружия, записывать результаты тренировок и использовать различные инструменты, например баллистический калькулятор. </text:p>
      <text:p text:style-name="P17">Разрабат<text:span text:style-name="T8">ы</text:span>ваемая система призвана облегчить пользователю доступ ко всей нео<text:span text:style-name="T8">б</text:span>ходимой владельцу оружия информации, контролировать свой арсенал, следить за изменениями в законодательстве и не пропустить сроки <text:span text:style-name="T8">продления всех необходимых разрешений и лицензий</text:span>.</text:p>
      <text:p text:style-name="P15">Целью данной курсовой работы является разработка серверной части кроссплатформенного приложения «Dryfire» для владельцев гражданского оружия.</text:p>
      <text:p text:style-name="P15">Для достижения целей, поставленных в данной работе решаются следующие задачи:</text:p>
      <text:list text:style-name="L2">
        <text:list-item>
          <text:p text:style-name="P18">Провести анализ <text:span text:style-name="T9">существующих </text:span><text:span text:style-name="T10">альтернативных</text:span><text:span text:style-name="T9"> решений</text:span>.</text:p>
        </text:list-item>
        <text:list-item>
          <text:p text:style-name="P19">Провести анализ <text:span text:style-name="T11">технологий разработки программного обеспечения</text:span></text:p>
        </text:list-item>
        <text:list-item>
          <text:p text:style-name="P18"><text:soft-page-break/>Провести анализ нормативно-правовой базы в сфере оборота гражданского оружия <text:span text:style-name="T4">и API для взаимодействия с </text:span><text:span text:style-name="T12">источниками нормативно-правовых актов.</text:span></text:p>
        </text:list-item>
        <text:list-item>
          <text:p text:style-name="P18">Определить функционал разрабатываемого приложения.</text:p>
        </text:list-item>
        <text:list-item>
          <text:p text:style-name="P18">Разработать серверную часть приложения.</text:p>
          <text:p text:style-name="P20"/>
        </text:list-item>
      </text:list>
      <text:h text:style-name="P21" text:outline-level="1">Глава 1. Анализ предметной области</text:h>
      <text:h text:style-name="P22" text:outline-level="2">1.1 Анализ <text:span text:style-name="T13">а</text:span><text:span text:style-name="T14">ктуальности разработки</text:span></text:h>
      <text:p text:style-name="P23">На данный момент в сфере гражданского вооружения существует не так много приложений и сервисов. <text:span text:style-name="T15">США является лидером по количеству огнестрельного оружия в частном владении, поэтому значительная доля</text:span> приложений ориентирована на <text:span text:style-name="T15">граждан этой страны</text:span>. <text:span text:style-name="T15">Так как законы об оружии там более свободные, то владельцам оружия не приходится сталкиваться с теми же проблемами, что испытывают граждане РФ</text:span><text:span text:style-name="T16">. Так же есть приложения, созданные конкретно для баллистических расчетов, но из-за различий в системе мер могут создать дискомфорт и дополнительные неудобства для пользователей, </text:span><text:span text:style-name="T15">привыкших к метрической системе мер. </text:span><text:span text:style-name="T17">Более того, в них отсутствует функции для учета документов и своего арсенала. </text:span><text:span text:style-name="T18">Еще одной актуальной проблемой является недоступность западных сервисов на территории нашей страны без средств обхода блокировок, а так же невозможность оплатить какие-либо дополнительные функции с помощью российских платежных систем.</text:span></text:p>
      <text:p text:style-name="P24">!!!Список причин создания приложения:</text:p>
      <text:list text:style-name="L3">
        <text:list-item>
          <text:p text:style-name="P25">Растущее количество законов в сфере оборота гражданского оружия: несмотря на активную цифровизацию государственных ведомств, соблюдение всех необходимых сроков, оформление нужных документов, прохожден<text:span text:style-name="T19">ие процедур требует глубокого погружения в законодательную базу, где легко может запутаться даже опытный владелец ружья. Наличие платформы, которое может автоматизировать часть этих процессов <text:s/>и упростить контроль за документами снизит стресс, возникающий из-за бюррократических проволочек.</text:span></text:p>
        </text:list-item>
        <text:list-item>
          <text:p text:style-name="P26">Учет боеприпасов: <text:span text:style-name="T20">Контроль количества израсходованных боеприпасов поможет запланироват</text:span><text:span text:style-name="T4">ь</text:span><text:span text:style-name="T20"> покупку новых </text:span><text:span text:style-name="T4">после проведенной стрелковой сессии или охоты</text:span><text:span text:style-name="T20">. Так же у пользователя всегда под рукой отчет, который можно предоставить сотрудникам компететных органов в случае какой-либо проверки условий хранения и использования оружия.</text:span></text:p>
        </text:list-item>
        <text:list-item>
          <text:p text:style-name="P26"><text:soft-page-break/><text:span text:style-name="T21">Контроль за состоянием оружия: </text:span><text:span text:style-name="T22">огнестрельное оружие требует периодического сервисного обслуживания, поэтому важно знать когда оно было обслужено последний раз.</text:span><text:span text:style-name="T23">!!!</text:span></text:p>
        </text:list-item>
        <text:list-item>
          <text:p text:style-name="P26">Электронный инструментарий: умение пользоваться оружием не ограничивается только лишь умением нажать на спусковой крючок. Стрелок должен понимать баллистические характеристики своего ружья, боеприпасов, влияние погодных условий и прочих аспектов на выстрел. Приложение с различными калькулятором поможет быстро прозвести все необходимые расчеты, сохранить результы, а позже проанализировать их. <text:s/></text:p>
        </text:list-item>
      </text:list>
      <text:p text:style-name="P27">Перечисленные выше аспекты указывают на то, что <text:span text:style-name="T24">на сегодняшний момент</text:span> <text:span text:style-name="T25">разработка приложения имеет значительную актуальность для владельцев гражданского оружия.</text:span></text:p>
      <text:h text:style-name="P28" text:outline-level="1">Глава 2</text:h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indent="0.4925in" style:auto-text-indent="false" style:page-number="auto"/>
      <style:text-properties style:font-name="Times New Roman2" fo:font-family="'Times New Roman'" style:font-style-name="Regular" style:font-family-generic="roman" style:font-pitch="variable" fo:font-size="14pt" fo:language="ru" fo:country="RU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Times New Roman2" fo:font-family="'Times New Roman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6pt" fo:language="ru" fo:country="RU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9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3:30:50.778364400</meta:creation-date>
    <dc:date>2026-04-16T09:53:39.125652918</dc:date>
    <meta:editing-duration>P3DT18H35M6S</meta:editing-duration>
    <meta:editing-cycles>7</meta:editing-cycles>
    <meta:generator>LibreOffice/25.8.6.2$Linux_X86_64 LibreOffice_project/580$Build-2</meta:generator>
    <meta:document-statistic meta:table-count="0" meta:image-count="0" meta:object-count="0" meta:page-count="9" meta:paragraph-count="42" meta:word-count="653" meta:character-count="5386" meta:non-whitespace-character-count="4777"/>
  </office:meta>
</office:document-meta>
</file>